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29b46" officeooo:paragraph-rsid="00129b46"/>
    </style:style>
    <style:style style:name="P2" style:family="paragraph" style:parent-style-name="Standard">
      <style:paragraph-properties fo:text-align="start" style:justify-single-word="false"/>
      <style:text-properties officeooo:rsid="00129b46" officeooo:paragraph-rsid="00129b46"/>
    </style:style>
    <style:style style:name="P3" style:family="paragraph" style:parent-style-name="Standard" style:list-style-name="L2">
      <style:paragraph-properties fo:text-align="start" style:justify-single-word="false"/>
      <style:text-properties officeooo:rsid="00129b46" officeooo:paragraph-rsid="00129b46"/>
    </style:style>
    <style:style style:name="P4" style:family="paragraph" style:parent-style-name="Standard" style:list-style-name="L2">
      <style:paragraph-properties fo:text-align="start" style:justify-single-word="false"/>
      <style:text-properties officeooo:rsid="00129b46" officeooo:paragraph-rsid="0016ed91"/>
    </style:style>
    <style:style style:name="P5" style:family="paragraph" style:parent-style-name="Standard">
      <style:paragraph-properties fo:text-align="start" style:justify-single-word="false"/>
      <style:text-properties officeooo:rsid="00129b46" officeooo:paragraph-rsid="0013b91a"/>
    </style:style>
    <style:style style:name="P6" style:family="paragraph" style:parent-style-name="Standard">
      <style:paragraph-properties fo:text-align="start" style:justify-single-word="false"/>
      <style:text-properties officeooo:rsid="00129b46" officeooo:paragraph-rsid="001b9952"/>
    </style:style>
    <style:style style:name="P7" style:family="paragraph" style:parent-style-name="Standard">
      <style:paragraph-properties fo:text-align="start" style:justify-single-word="false"/>
      <style:text-properties officeooo:rsid="00129b46" officeooo:paragraph-rsid="001d8085"/>
    </style:style>
    <style:style style:name="P8" style:family="paragraph" style:parent-style-name="Standard">
      <style:paragraph-properties fo:text-align="start" style:justify-single-word="false"/>
      <style:text-properties officeooo:rsid="00129b46" officeooo:paragraph-rsid="0023249f"/>
    </style:style>
    <style:style style:name="P9" style:family="paragraph" style:parent-style-name="Standard">
      <style:paragraph-properties fo:text-align="start" style:justify-single-word="false"/>
      <style:text-properties officeooo:paragraph-rsid="0021b818"/>
    </style:style>
    <style:style style:name="P10" style:family="paragraph" style:parent-style-name="Standard" style:list-style-name="L2">
      <style:paragraph-properties fo:text-align="start" style:justify-single-word="false"/>
      <style:text-properties officeooo:rsid="0013b91a" officeooo:paragraph-rsid="0013b91a"/>
    </style:style>
    <style:style style:name="P11" style:family="paragraph" style:parent-style-name="Standard">
      <style:paragraph-properties fo:text-align="start" style:justify-single-word="false"/>
      <style:text-properties officeooo:rsid="0013b91a" officeooo:paragraph-rsid="0013b91a"/>
    </style:style>
    <style:style style:name="P12" style:family="paragraph" style:parent-style-name="Standard">
      <style:paragraph-properties fo:text-align="start" style:justify-single-word="false"/>
      <style:text-properties officeooo:rsid="0013b91a" officeooo:paragraph-rsid="00129b46"/>
    </style:style>
    <style:style style:name="P13" style:family="paragraph" style:parent-style-name="Standard">
      <style:paragraph-properties fo:text-align="start" style:justify-single-word="false"/>
      <style:text-properties officeooo:rsid="0013b91a" officeooo:paragraph-rsid="00144fbf"/>
    </style:style>
    <style:style style:name="P14" style:family="paragraph" style:parent-style-name="Standard">
      <style:paragraph-properties fo:text-align="start" style:justify-single-word="false"/>
      <style:text-properties officeooo:rsid="0013b91a" officeooo:paragraph-rsid="001818a2"/>
    </style:style>
    <style:style style:name="P15" style:family="paragraph" style:parent-style-name="Standard">
      <style:paragraph-properties fo:text-align="start" style:justify-single-word="false"/>
      <style:text-properties officeooo:rsid="00160807" officeooo:paragraph-rsid="00160807"/>
    </style:style>
    <style:style style:name="P16" style:family="paragraph" style:parent-style-name="Standard">
      <style:paragraph-properties fo:text-align="center" style:justify-single-word="false"/>
      <style:text-properties fo:font-size="18pt" officeooo:rsid="00129b46" officeooo:paragraph-rsid="00129b46" style:font-size-asian="18pt" style:font-size-complex="18pt"/>
    </style:style>
    <style:style style:name="P17" style:family="paragraph" style:parent-style-name="Standard">
      <style:paragraph-properties fo:text-align="center" style:justify-single-word="false"/>
      <style:text-properties fo:font-size="18pt" officeooo:rsid="0020106f" officeooo:paragraph-rsid="0024cdcd" style:font-size-asian="18pt" style:font-size-complex="18pt"/>
    </style:style>
    <style:style style:name="P18" style:family="paragraph" style:parent-style-name="Standard">
      <style:paragraph-properties fo:text-align="center" style:justify-single-word="false"/>
      <style:text-properties fo:font-size="18pt" officeooo:rsid="0024cdcd" officeooo:paragraph-rsid="0024cdcd" style:font-size-asian="18pt" style:font-size-complex="18pt"/>
    </style:style>
    <style:style style:name="P19" style:family="paragraph" style:parent-style-name="Standard" style:list-style-name="L2">
      <style:paragraph-properties fo:text-align="start" style:justify-single-word="false"/>
      <style:text-properties officeooo:rsid="001818a2" officeooo:paragraph-rsid="001818a2"/>
    </style:style>
    <style:style style:name="P20" style:family="paragraph" style:parent-style-name="Standard">
      <style:paragraph-properties fo:text-align="start" style:justify-single-word="false"/>
      <style:text-properties fo:font-weight="bold" officeooo:rsid="00129b46" officeooo:paragraph-rsid="00129b46" style:font-weight-asian="bold" style:font-weight-complex="bold"/>
    </style:style>
    <style:style style:name="T1" style:family="text">
      <style:text-properties officeooo:rsid="00129b46"/>
    </style:style>
    <style:style style:name="T2" style:family="text">
      <style:text-properties officeooo:rsid="0013b91a"/>
    </style:style>
    <style:style style:name="T3" style:family="text">
      <style:text-properties officeooo:rsid="00144fbf"/>
    </style:style>
    <style:style style:name="T4" style:family="text">
      <style:text-properties officeooo:rsid="00160807"/>
    </style:style>
    <style:style style:name="T5" style:family="text">
      <style:text-properties officeooo:rsid="0016ed91"/>
    </style:style>
    <style:style style:name="T6" style:family="text">
      <style:text-properties officeooo:rsid="001818a2"/>
    </style:style>
    <style:style style:name="T7" style:family="text">
      <style:text-properties officeooo:rsid="001b9952"/>
    </style:style>
    <style:style style:name="T8" style:family="text">
      <style:text-properties officeooo:rsid="001d8085"/>
    </style:style>
    <style:style style:name="T9" style:family="text">
      <style:text-properties officeooo:rsid="001dc7a3"/>
    </style:style>
    <style:style style:name="T10" style:family="text">
      <style:text-properties officeooo:rsid="0021b818"/>
    </style:style>
    <style:style style:name="T11" style:family="text">
      <style:text-properties officeooo:rsid="0023249f"/>
    </style:style>
    <style:style style:name="T12" style:family="text">
      <style:text-properties officeooo:rsid="0024cdc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6">Marlin Firmware Development Process</text:p>
      <text:p text:style-name="P17">DRAFT <text:span text:style-name="T12">(7/26/2019)</text:span></text:p>
      <text:p text:style-name="P1"/>
      <text:p text:style-name="P20">Roles &amp; Responsibilities:</text:p>
      <text:p text:style-name="P2"/>
      <text:list xml:id="list5229527146767334905" text:style-name="L2">
        <text:list-item>
          <text:p text:style-name="P3">Cura Project Manager – Individual tasked with making decisions about Cura</text:p>
        </text:list-item>
        <text:list-item>
          <text:p text:style-name="P4"><text:span text:style-name="T5">In-House Marlin Developer</text:span> <text:s/>– Individual tasked with developing Marlin (currently Marcio)</text:p>
        </text:list-item>
        <text:list-item>
          <text:p text:style-name="P19">Upstream Marlin Developers – Individuals developing Marlin outside of Aleph Objects</text:p>
        </text:list-item>
        <text:list-item>
          <text:p text:style-name="P10">Project Manager – Individual tasked with managing a specific Lulzbot product <text:span text:style-name="T10">releases</text:span></text:p>
        </text:list-item>
        <text:list-item>
          <text:p text:style-name="P10">Firmware Testers – Persons tasked with testing Marlin release candidates (currently ICS and various internal employees)</text:p>
        </text:list-item>
      </text:list>
      <text:p text:style-name="P5"/>
      <text:p text:style-name="P7">Day-to-day Marlin development <text:span text:style-name="T7">by the In-House Marlin Developer will happen locally on his or her workstation in a checkout of “devel”. </text:span>This <text:span text:style-name="T7">local</text:span> branch will track upstream Marlin and will be used for integration testing of new features in Marlin <text:span text:style-name="T3">along with integration of new features for products under development in R&amp;D</text:span>. <text:span text:style-name="T7">Pulls from upstream code happens as frequently as necessary to allow issues with upstream changes to be identified quickly and communicated with Marlin Upstream Developers via Push Requests.</text:span></text:p>
      <text:p text:style-name="P7"/>
      <text:p text:style-name="P7"><text:span text:style-name="T7">The In-House Marlin Developer works with R&amp;D and Project Managers to develop new features. At certain times, determined by the In-House Marlin Developer, the local working checkout of “devel” will be “published” (i.e. pushed) to the “devel” branch by executing a script called “publish.sh”. This script will increment the last digit of the version number (i.e. 2.0.0.X), push the change to “devel” and generate a git tag with the version number.</text:span></text:p>
      <text:p text:style-name="P7"/>
      <text:p text:style-name="P6">The “devel” <text:span text:style-name="T3">branch </text:span>will continuously be build by buildbot after each push <text:span text:style-name="T5">and binaries for testing will be placed in an internally accessible location</text:span>. <text:span text:style-name="T2">During a product Alpha stage and Beta stage, the In-House Marlin Developer will work with R&amp;D to test these builds and may request testers outside R&amp;D to try such builds. Printers with “devel” firmware may be distributed within the company. </text:span></text:p>
      <text:p text:style-name="P6"/>
      <text:p text:style-name="P9"><text:span text:style-name="T7">As R&amp;D is typically working on several projects simultaneously, a single “devel” branch is used to ensure all new features work in unison with each other without conflicts. It is this continuous integration that allows us to provide unified, up-to-date firmware with a high likelihood of being able to work across all products. However, unintended interaction between products mean that “devel” is unsuitable for use as firmware for released products without testing. Frequent changes to “devel” and limitation on manpower also dictate that testing of every “devel” release across all products is not feasible.</text:span></text:p>
      <text:p text:style-name="P6"/>
      <text:p text:style-name="P8"><text:span text:style-name="T11">To combat this, when a product is nearing release, and a</text:span>t times determined by the Cura Project Manager, a request will be made to the <text:span text:style-name="T5">In-House Marlin Developer</text:span> to generate a release candidate for inclusion in an upcoming Cura release. At this time, <text:span text:style-name="T7">a version of firmware in the</text:span> “devel” branch will be merged into <text:span text:style-name="T7">a</text:span> “<text:span text:style-name="T5">release-candidate</text:span>” branch <text:span text:style-name="T7">(exact name TBD)</text:span>. <text:span text:style-name="T8">The source of this merge typically either the latest code in “devel”, or any version which is deemed feature complete (i.e. a version which would be suitable for release if no further bugs were to be found).</text:span></text:p>
      <text:p text:style-name="P8"><text:span text:style-name="T8">The intent of the “release-candidate” is to freeze development of new features and prevent the incorporation of further untested changes from upstream Marlin or adverse effects from changes done </text:span><text:soft-page-break/><text:span text:style-name="T8">for other products. The “release-candidate” will subsequently only receive fixes to bugs in existing functionality which are deemed critical, but will receive no new features or enhancements.</text:span></text:p>
      <text:p text:style-name="P5"/>
      <text:p text:style-name="P7"><text:span text:style-name="T2">At the time of a “release candidate”, a determination must be made by the Cura Project Manager, in consultation with Project Managers, as to which products will be affected by this release candidate. The Project Manager(s) will decide upon the scope of testing necessary to ensure this release meets quality standards. The scope will include printers and toolheads that will receive the firmware once it is finalized.</text:span></text:p>
      <text:p text:style-name="P7"/>
      <text:p text:style-name="P7"><text:span text:style-name="T2">Once the Cura Project Manager and/or Product Managers have made this decision, they will communicate with Firmware Testers to begin testing the “release-candidate”. The Firmware Testers will report any bugs that are found in the Marlin workboard.</text:span></text:p>
      <text:p text:style-name="P12"/>
      <text:p text:style-name="P11">Once a bug has been reported, the Cura Project Manager and/or Project Managers will determine the severity of the bug. Any bugs which are deemed critical <text:span text:style-name="T3">enough to necessitate corrective action to the present “release-candidate” will be marked “severe” or “critical”</text:span></text:p>
      <text:p text:style-name="P11"/>
      <text:p text:style-name="P14"><text:span text:style-name="T3">At such time, the In-House </text:span>Marlin Developer will attempt to reproduce the bug in the “devel” branch. If the bug is reproduced, then a fix will <text:span text:style-name="T3">be attempted in the</text:span> “devel” branch and tested by <text:span text:style-name="T9">the</text:span> <text:span text:style-name="T5">In-House </text:span>Marlin Developer and R&amp;D. <text:span text:style-name="T6">As part of the development process, a fix developed in-house may be submitted to Marlin upstream for review by Marlin Upstream Developers. This review process may involve one or more pulls from upstream Marlin, to bring in new code and proposed fixes to the issue. If a fix cannot be done in-house, the issue will be reported upstream as a bug in the Marlin issue tracker.</text:span></text:p>
      <text:p text:style-name="P11"/>
      <text:p text:style-name="P13">Once this fix is finalized, <text:span text:style-name="T3">it will fall into two situations. In most cases, the fix will be able to be applied to the “release-candidate” branch, as a git patch, or manually. In such cases, the “release-candidate” branch will receive the fix as a patch and a</text:span>n additional digit will be appended to the version number of the firmware in the “release-candidate”, <text:span text:style-name="T4">representing an iteration on that release candidate (i.e. 2.0.0.X.Y). This is the most common situation.</text:span></text:p>
      <text:p text:style-name="P13"/>
      <text:p text:style-name="P15">The alternative case is that the bug cannot be reproduced in “devel” (meaning the issue has been fixed upstream), the <text:span text:style-name="T9">fix</text:span> cannot reasonably applied to the “release-candidate” due to conflicting changes in “devel”, <text:span text:style-name="T6">or a fix cannot be developed in-house and is awaiting resolution upstream</text:span>. In such cases, the In-House Marlin Developer will inform the Cura Project Manager and/or Product Managers that a fix is not available <text:span text:style-name="T5">and request a d</text:span>ecision <text:span text:style-name="T5">on whether to</text:span> abandon the “release-candidate” and make a new one <text:span text:style-name="T6">or</text:span> to proceed without the fix. In practice, this situation is relatively rare, <text:span text:style-name="T11">as most critical bugs are resolved with small changes in the code.</text:span></text:p>
      <text:p text:style-name="P15"/>
      <text:p text:style-name="P15">Once a patch has been pushed into “release-candidate” a new round of testing will begin.</text:p>
      <text:p text:style-name="P15"/>
      <text:p text:style-name="P15">After sufficient testing, as determined by the Cura Project Managers and Product Managers, the “release-candidate” will be deemed fit for distribution. The <text:span text:style-name="T1">Cura Project Manager </text:span>will tag the release candidate and merge this <text:span text:style-name="T5">into</text:span> <text:span text:style-name="T5">either </text:span>“master”, <text:span text:style-name="T5">a product specific repository, or a release specific branch (TBD)</text:span>. The Cura Project manager will now update the specific products in Cura to use the new firmware, in accordance to the scope of the testing identified earlier <text:span text:style-name="T5">in this process</text:span>. <text:span text:style-name="T9">Products which are outside of the scope of testing will retain their previous firmware rele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3:39:24.628970096</meta:creation-date>
    <dc:date>2019-07-26T15:56:12.502349633</dc:date>
    <meta:editing-duration>PT33M53S</meta:editing-duration>
    <meta:editing-cycles>8</meta:editing-cycles>
    <meta:generator>LibreOffice/5.2.7.2$Linux_X86_64 LibreOffice_project/20m0$Build-2</meta:generator>
    <meta:document-statistic meta:table-count="0" meta:image-count="0" meta:object-count="0" meta:page-count="2" meta:paragraph-count="22" meta:word-count="1075" meta:character-count="6769" meta:non-whitespace-character-count="5714"/>
  </office:meta>
</office:document-meta>
</file>